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C0000002D007421CF877D2736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25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73cm"/>
    </style:style>
    <style:style style:name="gr5" style:family="graphic" style:parent-style-name="standard">
      <style:graphic-properties draw:stroke="solid" svg:stroke-width="0.051cm" svg:stroke-color="#ffffff" draw:marker-start-width="0.357cm" draw:marker-end-width="0.357cm" draw:fill="none" draw:fill-color="#ffffff" draw:auto-grow-height="true" draw:auto-grow-width="false" fo:max-height="0cm" fo:min-height="1.782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4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50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5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71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515cm"/>
    </style:style>
    <style:style style:name="pr1" style:family="presentation" style:parent-style-name="Default-title">
      <style:graphic-properties fo:min-height="10.847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1" style:family="paragraph"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text-properties fo:color="#ffffff" fo:font-weight="bold" style:font-weight-asian="bold" style:font-weight-complex="bold"/>
    </style:style>
    <style:style style:name="P4" style:family="paragraph">
      <loext:graphic-properties draw:fill="none" draw:fill-color="#ffffff"/>
      <style:text-properties fo:color="#ffffff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color="#ffffff" fo:font-weight="normal" style:font-weight-asian="normal" style:font-weight-complex="normal"/>
    </style:style>
    <style:style style:name="P7" style:family="paragraph">
      <loext:graphic-properties draw:fill="none" draw:fill-color="#ffffff"/>
      <style:text-properties fo:color="#ffffff"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ffffff" fo:font-size="18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color="#ffffff" fo:font-size="18pt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color="#ffffff"/>
    </style:style>
    <style:style style:name="T3" style:family="text">
      <style:text-properties fo:color="#ffffff" fo:font-size="28pt" style:font-size-asian="28pt" style:font-size-complex="28pt"/>
    </style:style>
    <style:style style:name="T4" style:family="text">
      <style:text-properties fo:color="#ffffff" fo:font-weight="bold" style:font-weight-asian="bold" style:font-weight-complex="bold"/>
    </style:style>
    <style:style style:name="T5" style:family="text">
      <style:text-properties fo:color="#ffffff" fo:font-size="32pt" style:font-size-asian="32pt" style:font-size-complex="32pt"/>
    </style:style>
    <style:style style:name="T6" style:family="text">
      <style:text-properties fo:color="#ffffff" fo:font-size="40pt" style:font-size-asian="40pt" style:font-size-complex="40pt"/>
    </style:style>
    <style:style style:name="T7" style:family="text">
      <style:text-properties fo:color="#ffffff"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color="#ffffff" style:font-name="FreeMono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10.847cm" svg:x="1.27cm" svg:y="4.064cm" presentation:class="title" presentation:user-transformed="true">
          <draw:text-box>
            <text:p><text:span text:style-name="T1">Fedora 26 Release Party</text:span><text:span text:style-name="T2"><text:line-break/></text:span><text:span text:style-name="T3">University of Novi Sad</text:span><text:span text:style-name="T3"><text:line-break/></text:span><text:span text:style-name="T3">Faculty of Sciences</text:span><text:span text:style-name="T3"><text:line-break/></text:span><text:span text:style-name="T3">Department of Mathematics and Informatic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Question 1</text:span></text:p>
          </draw:text-box>
        </draw:frame>
        <draw:frame draw:style-name="gr2" draw:text-style-name="P4" draw:layer="layout" svg:width="14.286cm" svg:height="1.65cm" svg:x="2.224cm" svg:y="8.002cm">
          <draw:text-box>
            <text:p><text:span text:style-name="T5">1. There is no codename</text:span></text:p>
          </draw:text-box>
        </draw:frame>
        <draw:frame draw:style-name="gr3" draw:text-style-name="P4" draw:layer="layout" svg:width="8.382cm" svg:height="1.508cm" svg:x="2.186cm" svg:y="10.16cm">
          <draw:text-box>
            <text:p><text:span text:style-name="T5">2. Jurrasic Park</text:span></text:p>
          </draw:text-box>
        </draw:frame>
        <draw:frame draw:style-name="gr4" draw:text-style-name="P4" draw:layer="layout" svg:width="23.93cm" svg:height="2.123cm" svg:x="2.102cm" svg:y="4.227cm">
          <draw:text-box>
            <text:p><text:span text:style-name="T6">What is the codename of Fedora 26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Question 1</text:span></text:p>
          </draw:text-box>
        </draw:frame>
        <draw:frame draw:style-name="gr2" draw:text-style-name="P4" draw:layer="layout" svg:width="14.286cm" svg:height="1.65cm" svg:x="2.224cm" svg:y="8.002cm">
          <draw:text-box>
            <text:p><text:span text:style-name="T5">1. There is no codename</text:span></text:p>
          </draw:text-box>
        </draw:frame>
        <draw:frame draw:style-name="gr3" draw:text-style-name="P4" draw:layer="layout" svg:width="8.382cm" svg:height="1.508cm" svg:x="2.186cm" svg:y="10.16cm">
          <draw:text-box>
            <text:p><text:span text:style-name="T5">2. Jurrasic Park</text:span></text:p>
          </draw:text-box>
        </draw:frame>
        <draw:frame draw:style-name="gr4" draw:text-style-name="P4" draw:layer="layout" svg:width="23.93cm" svg:height="2.123cm" svg:x="2.102cm" svg:y="4.227cm">
          <draw:text-box>
            <text:p><text:span text:style-name="T6">What is the codename of Fedora 26?</text:span></text:p>
          </draw:text-box>
        </draw:frame>
        <draw:frame draw:style-name="gr5" draw:text-style-name="P5" draw:layer="layout" svg:width="22.352cm" svg:height="2.084cm" svg:x="2.186cm" svg:y="7.72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Question 2</text:span></text:p>
          </draw:text-box>
        </draw:frame>
        <draw:frame draw:style-name="gr2" draw:text-style-name="P4" draw:layer="layout" svg:width="14.286cm" svg:height="1.65cm" svg:x="2.224cm" svg:y="8.002cm">
          <draw:text-box>
            <text:p><text:span text:style-name="T5">1. One year</text:span></text:p>
          </draw:text-box>
        </draw:frame>
        <draw:frame draw:style-name="gr3" draw:text-style-name="P4" draw:layer="layout" svg:width="8.382cm" svg:height="1.508cm" svg:x="2.186cm" svg:y="10.16cm">
          <draw:text-box>
            <text:p><text:span text:style-name="T5">2. Six months</text:span></text:p>
          </draw:text-box>
        </draw:frame>
        <draw:frame draw:style-name="gr6" draw:text-style-name="P4" draw:layer="layout" svg:width="23.93cm" svg:height="3.393cm" svg:x="2.102cm" svg:y="4.227cm">
          <draw:text-box>
            <text:p><text:span text:style-name="T6">What is the time between two Fedora release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Question 2</text:span></text:p>
          </draw:text-box>
        </draw:frame>
        <draw:frame draw:style-name="gr2" draw:text-style-name="P4" draw:layer="layout" svg:width="14.286cm" svg:height="1.65cm" svg:x="2.224cm" svg:y="8.002cm">
          <draw:text-box>
            <text:p><text:span text:style-name="T5">1. One year</text:span></text:p>
          </draw:text-box>
        </draw:frame>
        <draw:frame draw:style-name="gr3" draw:text-style-name="P4" draw:layer="layout" svg:width="8.382cm" svg:height="1.508cm" svg:x="2.186cm" svg:y="10.16cm">
          <draw:text-box>
            <text:p><text:span text:style-name="T5">2. Six months</text:span></text:p>
          </draw:text-box>
        </draw:frame>
        <draw:frame draw:style-name="gr6" draw:text-style-name="P4" draw:layer="layout" svg:width="23.93cm" svg:height="3.393cm" svg:x="2.102cm" svg:y="4.227cm">
          <draw:text-box>
            <text:p><text:span text:style-name="T6">What is the time between two Fedora releases?</text:span></text:p>
          </draw:text-box>
        </draw:frame>
        <draw:frame draw:style-name="gr5" draw:text-style-name="P5" draw:layer="layout" svg:width="22.352cm" svg:height="2.084cm" svg:x="2.186cm" svg:y="9.82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Question 3</text:span></text:p>
          </draw:text-box>
        </draw:frame>
        <draw:frame draw:style-name="gr2" draw:text-style-name="P4" draw:layer="layout" svg:width="14.286cm" svg:height="1.65cm" svg:x="2.224cm" svg:y="8.002cm">
          <draw:text-box>
            <text:p><text:span text:style-name="T5">1. Unity</text:span></text:p>
          </draw:text-box>
        </draw:frame>
        <draw:frame draw:style-name="gr3" draw:text-style-name="P4" draw:layer="layout" svg:width="8.382cm" svg:height="1.508cm" svg:x="2.186cm" svg:y="10.16cm">
          <draw:text-box>
            <text:p><text:span text:style-name="T5">2. GNOME</text:span></text:p>
          </draw:text-box>
        </draw:frame>
        <draw:frame draw:style-name="gr6" draw:text-style-name="P4" draw:layer="layout" svg:width="23.93cm" svg:height="3.393cm" svg:x="2.102cm" svg:y="4.227cm">
          <draw:text-box>
            <text:p><text:span text:style-name="T6">Which desktop environment does Fedora use by default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Question 3</text:span></text:p>
          </draw:text-box>
        </draw:frame>
        <draw:frame draw:style-name="gr2" draw:text-style-name="P4" draw:layer="layout" svg:width="14.286cm" svg:height="1.65cm" svg:x="2.224cm" svg:y="8.002cm">
          <draw:text-box>
            <text:p><text:span text:style-name="T5">1. Unity</text:span></text:p>
          </draw:text-box>
        </draw:frame>
        <draw:frame draw:style-name="gr3" draw:text-style-name="P4" draw:layer="layout" svg:width="8.382cm" svg:height="1.508cm" svg:x="2.186cm" svg:y="10.16cm">
          <draw:text-box>
            <text:p><text:span text:style-name="T5">2. GNOME</text:span></text:p>
          </draw:text-box>
        </draw:frame>
        <draw:frame draw:style-name="gr6" draw:text-style-name="P4" draw:layer="layout" svg:width="23.93cm" svg:height="3.393cm" svg:x="2.102cm" svg:y="4.227cm">
          <draw:text-box>
            <text:p><text:span text:style-name="T6">Which desktop environment does Fedora use by default?</text:span></text:p>
          </draw:text-box>
        </draw:frame>
        <draw:frame draw:style-name="gr5" draw:text-style-name="P5" draw:layer="layout" svg:width="22.352cm" svg:height="2.084cm" svg:x="2.186cm" svg:y="9.82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Question 4</text:span></text:p>
          </draw:text-box>
        </draw:frame>
        <draw:frame draw:style-name="gr2" draw:text-style-name="P4" draw:layer="layout" svg:width="14.286cm" svg:height="1.65cm" svg:x="2.224cm" svg:y="8.002cm">
          <draw:text-box>
            <text:p><text:span text:style-name="T5">1. APT</text:span></text:p>
          </draw:text-box>
        </draw:frame>
        <draw:frame draw:style-name="gr3" draw:text-style-name="P4" draw:layer="layout" svg:width="8.382cm" svg:height="1.508cm" svg:x="2.186cm" svg:y="10.16cm">
          <draw:text-box>
            <text:p><text:span text:style-name="T5">2. DNF</text:span></text:p>
          </draw:text-box>
        </draw:frame>
        <draw:frame draw:style-name="gr6" draw:text-style-name="P4" draw:layer="layout" svg:width="23.93cm" svg:height="3.393cm" svg:x="2.102cm" svg:y="4.227cm">
          <draw:text-box>
            <text:p><text:span text:style-name="T6">What is the name of Fedora package manager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Question 4</text:span></text:p>
          </draw:text-box>
        </draw:frame>
        <draw:frame draw:style-name="gr2" draw:text-style-name="P4" draw:layer="layout" svg:width="14.286cm" svg:height="1.65cm" svg:x="2.224cm" svg:y="8.002cm">
          <draw:text-box>
            <text:p><text:span text:style-name="T5">1. APT</text:span></text:p>
          </draw:text-box>
        </draw:frame>
        <draw:frame draw:style-name="gr3" draw:text-style-name="P4" draw:layer="layout" svg:width="8.382cm" svg:height="1.508cm" svg:x="2.186cm" svg:y="10.16cm">
          <draw:text-box>
            <text:p><text:span text:style-name="T5">2. DNF</text:span></text:p>
          </draw:text-box>
        </draw:frame>
        <draw:frame draw:style-name="gr6" draw:text-style-name="P4" draw:layer="layout" svg:width="23.93cm" svg:height="3.393cm" svg:x="2.102cm" svg:y="4.227cm">
          <draw:text-box>
            <text:p><text:span text:style-name="T6">What is the name of Fedora package manager?</text:span></text:p>
          </draw:text-box>
        </draw:frame>
        <draw:frame draw:style-name="gr5" draw:text-style-name="P5" draw:layer="layout" svg:width="22.352cm" svg:height="2.084cm" svg:x="2.186cm" svg:y="9.82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Question 5</text:span></text:p>
          </draw:text-box>
        </draw:frame>
        <draw:frame draw:style-name="gr2" draw:text-style-name="P6" draw:layer="layout" svg:width="14.286cm" svg:height="1.65cm" svg:x="2.224cm" svg:y="8.002cm">
          <draw:text-box>
            <text:p><text:span text:style-name="T7">1. Matthew Miller</text:span></text:p>
          </draw:text-box>
        </draw:frame>
        <draw:frame draw:style-name="gr7" draw:text-style-name="P4" draw:layer="layout" svg:width="9.498cm" svg:height="2.757cm" svg:x="2.186cm" svg:y="10.16cm">
          <draw:text-box>
            <text:p><text:span text:style-name="T5">2. Robert Scheck</text:span></text:p>
          </draw:text-box>
        </draw:frame>
        <draw:frame draw:style-name="gr6" draw:text-style-name="P4" draw:layer="layout" svg:width="23.93cm" svg:height="3.393cm" svg:x="2.102cm" svg:y="4.227cm">
          <draw:text-box>
            <text:p><text:span text:style-name="T6">What is the name of </text:span></text:p>
            <text:p><text:span text:style-name="T6">Fedora project leader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Question 5</text:span></text:p>
          </draw:text-box>
        </draw:frame>
        <draw:frame draw:style-name="gr2" draw:text-style-name="P6" draw:layer="layout" svg:width="14.286cm" svg:height="1.65cm" svg:x="2.224cm" svg:y="8.002cm">
          <draw:text-box>
            <text:p><text:span text:style-name="T7">1. Matthew Miller</text:span></text:p>
          </draw:text-box>
        </draw:frame>
        <draw:frame draw:style-name="gr7" draw:text-style-name="P4" draw:layer="layout" svg:width="9.498cm" svg:height="2.757cm" svg:x="2.186cm" svg:y="10.16cm">
          <draw:text-box>
            <text:p><text:span text:style-name="T5">2. Robert Scheck</text:span></text:p>
          </draw:text-box>
        </draw:frame>
        <draw:frame draw:style-name="gr6" draw:text-style-name="P4" draw:layer="layout" svg:width="23.93cm" svg:height="3.393cm" svg:x="2.102cm" svg:y="4.227cm">
          <draw:text-box>
            <text:p><text:span text:style-name="T6">What is the name of </text:span></text:p>
            <text:p><text:span text:style-name="T6">Fedora project leader?</text:span></text:p>
          </draw:text-box>
        </draw:frame>
        <draw:frame draw:style-name="gr5" draw:text-style-name="P5" draw:layer="layout" svg:width="13.816cm" svg:height="2.084cm" svg:x="2.186cm" svg:y="7.72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Question 6</text:span></text:p>
          </draw:text-box>
        </draw:frame>
        <draw:frame draw:style-name="gr2" draw:text-style-name="P7" draw:layer="layout" svg:width="14.286cm" svg:height="1.65cm" svg:x="2.224cm" svg:y="8.002cm">
          <draw:text-box>
            <text:p><text:span text:style-name="T5">1. Vampire</text:span></text:p>
          </draw:text-box>
        </draw:frame>
        <draw:frame draw:style-name="gr7" draw:text-style-name="P7" draw:layer="layout" svg:width="9.498cm" svg:height="2.757cm" svg:x="2.186cm" svg:y="10.16cm">
          <draw:text-box>
            <text:p><text:span text:style-name="T5">2. Werewolf</text:span></text:p>
          </draw:text-box>
        </draw:frame>
        <draw:frame draw:style-name="gr4" draw:text-style-name="P7" draw:layer="layout" svg:width="23.93cm" svg:height="2.123cm" svg:x="2.102cm" svg:y="4.227cm">
          <draw:text-box>
            <text:p><text:span text:style-name="T6">What is the Fedora 8 codename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Question 6</text:span></text:p>
          </draw:text-box>
        </draw:frame>
        <draw:frame draw:style-name="gr2" draw:text-style-name="P7" draw:layer="layout" svg:width="14.286cm" svg:height="1.65cm" svg:x="2.224cm" svg:y="8.002cm">
          <draw:text-box>
            <text:p><text:span text:style-name="T5">1. Vampire</text:span></text:p>
          </draw:text-box>
        </draw:frame>
        <draw:frame draw:style-name="gr7" draw:text-style-name="P7" draw:layer="layout" svg:width="9.498cm" svg:height="2.757cm" svg:x="2.186cm" svg:y="10.16cm">
          <draw:text-box>
            <text:p><text:span text:style-name="T5">2. Werewolf</text:span></text:p>
          </draw:text-box>
        </draw:frame>
        <draw:frame draw:style-name="gr4" draw:text-style-name="P7" draw:layer="layout" svg:width="23.93cm" svg:height="2.123cm" svg:x="2.102cm" svg:y="4.227cm">
          <draw:text-box>
            <text:p><text:span text:style-name="T6">What is the Fedora 8 codename?</text:span></text:p>
          </draw:text-box>
        </draw:frame>
        <draw:frame draw:style-name="gr5" draw:text-style-name="P5" draw:layer="layout" svg:width="22.352cm" svg:height="2.084cm" svg:x="2.186cm" svg:y="9.82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Question 7</text:span></text:p>
          </draw:text-box>
        </draw:frame>
        <draw:frame draw:style-name="gr2" draw:text-style-name="P7" draw:layer="layout" svg:width="14.286cm" svg:height="1.65cm" svg:x="2.224cm" svg:y="9.702cm">
          <draw:text-box>
            <text:p><text:span text:style-name="T5">1. COBOL, 1964 </text:span></text:p>
          </draw:text-box>
        </draw:frame>
        <draw:frame draw:style-name="gr8" draw:text-style-name="P7" draw:layer="layout" svg:width="9.498cm" svg:height="1.902cm" svg:x="2.186cm" svg:y="11.76cm">
          <draw:text-box>
            <text:p><text:span text:style-name="T5">2. B, 1972</text:span></text:p>
          </draw:text-box>
        </draw:frame>
        <draw:frame draw:style-name="gr9" draw:text-style-name="P7" draw:layer="layout" svg:width="23.93cm" svg:height="4.964cm" svg:x="2.102cm" svg:y="4.227cm">
          <draw:text-box>
            <text:p><text:span text:style-name="T6">In which programming language was “Hello, world” documented for the first time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Question 7</text:span></text:p>
          </draw:text-box>
        </draw:frame>
        <draw:frame draw:style-name="gr2" draw:text-style-name="P7" draw:layer="layout" svg:width="14.286cm" svg:height="1.65cm" svg:x="2.224cm" svg:y="9.702cm">
          <draw:text-box>
            <text:p><text:span text:style-name="T5">1. COBOL, 1964 </text:span></text:p>
          </draw:text-box>
        </draw:frame>
        <draw:frame draw:style-name="gr8" draw:text-style-name="P7" draw:layer="layout" svg:width="9.498cm" svg:height="1.902cm" svg:x="2.186cm" svg:y="11.76cm">
          <draw:text-box>
            <text:p><text:span text:style-name="T5">2. B, 1972</text:span></text:p>
          </draw:text-box>
        </draw:frame>
        <draw:frame draw:style-name="gr9" draw:text-style-name="P7" draw:layer="layout" svg:width="23.93cm" svg:height="4.964cm" svg:x="2.102cm" svg:y="4.227cm">
          <draw:text-box>
            <text:p><text:span text:style-name="T6">In which programming language was “Hello, world” documented for the first time?</text:span></text:p>
          </draw:text-box>
        </draw:frame>
        <draw:frame draw:style-name="gr5" draw:text-style-name="P5" draw:layer="layout" svg:width="22.352cm" svg:height="2.084cm" svg:x="2.186cm" svg:y="11.42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Question 8</text:span></text:p>
          </draw:text-box>
        </draw:frame>
        <draw:frame draw:style-name="gr7" draw:text-style-name="P7" draw:layer="layout" svg:width="23.684cm" svg:height="2.757cm" svg:x="2.224cm" svg:y="8.002cm">
          <draw:text-box>
            <text:p><text:span text:style-name="T5">1. Writes the content of the file named “tiger”</text:span></text:p>
          </draw:text-box>
        </draw:frame>
        <draw:frame draw:style-name="gr10" draw:text-style-name="P7" draw:layer="layout" svg:width="22.452cm" svg:height="2.765cm" svg:x="2.186cm" svg:y="10.16cm">
          <draw:text-box>
            <text:p><text:span text:style-name="T5">2. Draws a cat (specifically, a tiger) on the screen</text:span></text:p>
          </draw:text-box>
        </draw:frame>
        <draw:frame draw:style-name="gr6" draw:text-style-name="P10" draw:layer="layout" svg:width="16.948cm" svg:height="3.393cm" svg:x="6.102cm" svg:y="4.227cm">
          <draw:text-box>
            <text:p text:style-name="P9"><text:span text:style-name="T6">What does the command </text:span></text:p>
            <text:p text:style-name="P9"><text:span text:style-name="T8">cat tiger</text:span><text:span text:style-name="T6"> do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Question 8</text:span></text:p>
          </draw:text-box>
        </draw:frame>
        <draw:frame draw:style-name="gr7" draw:text-style-name="P7" draw:layer="layout" svg:width="23.684cm" svg:height="2.757cm" svg:x="2.224cm" svg:y="8.002cm">
          <draw:text-box>
            <text:p><text:span text:style-name="T5">1. Writes the content of the file named “tiger”</text:span></text:p>
          </draw:text-box>
        </draw:frame>
        <draw:frame draw:style-name="gr10" draw:text-style-name="P7" draw:layer="layout" svg:width="23.976cm" svg:height="2.765cm" svg:x="2.186cm" svg:y="10.16cm">
          <draw:text-box>
            <text:p><text:span text:style-name="T5">2. Draws a cat (specifically, a tiger) on the screen</text:span></text:p>
          </draw:text-box>
        </draw:frame>
        <draw:frame draw:style-name="gr6" draw:text-style-name="P10" draw:layer="layout" svg:width="16.948cm" svg:height="3.393cm" svg:x="6.102cm" svg:y="4.227cm">
          <draw:text-box>
            <text:p text:style-name="P9"><text:span text:style-name="T6">What does the command </text:span></text:p>
            <text:p text:style-name="P9"><text:span text:style-name="T8">cat tiger</text:span><text:span text:style-name="T6"> do?</text:span></text:p>
          </draw:text-box>
        </draw:frame>
        <draw:frame draw:style-name="gr5" draw:text-style-name="P5" draw:layer="layout" svg:width="23.468cm" svg:height="2.084cm" svg:x="2.186cm" svg:y="7.72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Question 9</text:span></text:p>
          </draw:text-box>
        </draw:frame>
        <draw:frame draw:style-name="gr7" draw:text-style-name="P7" draw:layer="layout" svg:width="23.684cm" svg:height="2.757cm" svg:x="2.224cm" svg:y="8.002cm">
          <draw:text-box>
            <text:p><text:span text:style-name="T5">1. Yes</text:span></text:p>
          </draw:text-box>
        </draw:frame>
        <draw:frame draw:style-name="gr7" draw:text-style-name="P7" draw:layer="layout" svg:width="17.626cm" svg:height="2.757cm" svg:x="2.186cm" svg:y="10.16cm">
          <draw:text-box>
            <text:p><text:span text:style-name="T5">2. No</text:span></text:p>
          </draw:text-box>
        </draw:frame>
        <draw:frame draw:style-name="gr6" draw:text-style-name="P12" draw:layer="layout" svg:width="22.86cm" svg:height="3.393cm" svg:x="2.286cm" svg:y="4.227cm">
          <draw:text-box>
            <text:p text:style-name="P11"><text:span text:style-name="T6">Can you put a Fedora live image on a 1GB flash drive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Question 9</text:span></text:p>
          </draw:text-box>
        </draw:frame>
        <draw:frame draw:style-name="gr7" draw:text-style-name="P7" draw:layer="layout" svg:width="23.684cm" svg:height="2.757cm" svg:x="2.224cm" svg:y="8.002cm">
          <draw:text-box>
            <text:p><text:span text:style-name="T5">1. Yes (LXDE, LXQt, netinstall)</text:span></text:p>
          </draw:text-box>
        </draw:frame>
        <draw:frame draw:style-name="gr7" draw:text-style-name="P7" draw:layer="layout" svg:width="17.626cm" svg:height="2.757cm" svg:x="2.186cm" svg:y="10.16cm">
          <draw:text-box>
            <text:p><text:span text:style-name="T5">2. No</text:span></text:p>
          </draw:text-box>
        </draw:frame>
        <draw:frame draw:style-name="gr6" draw:text-style-name="P12" draw:layer="layout" svg:width="22.86cm" svg:height="3.393cm" svg:x="2.286cm" svg:y="4.227cm">
          <draw:text-box>
            <text:p text:style-name="P11"><text:span text:style-name="T6">Can you put a Fedora live image on a 1GB flash drive?</text:span></text:p>
          </draw:text-box>
        </draw:frame>
        <draw:frame draw:style-name="gr5" draw:text-style-name="P5" draw:layer="layout" svg:width="22.352cm" svg:height="2.084cm" svg:x="2.186cm" svg:y="7.72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Question 10</text:span></text:p>
          </draw:text-box>
        </draw:frame>
        <draw:frame draw:style-name="gr7" draw:text-style-name="P7" draw:layer="layout" svg:width="23.684cm" svg:height="2.757cm" svg:x="2.224cm" svg:y="8.002cm">
          <draw:text-box>
            <text:p><text:span text:style-name="T5">1. Less than 30</text:span></text:p>
          </draw:text-box>
        </draw:frame>
        <draw:frame draw:style-name="gr7" draw:text-style-name="P7" draw:layer="layout" svg:width="17.626cm" svg:height="2.757cm" svg:x="2.186cm" svg:y="10.16cm">
          <draw:text-box>
            <text:p><text:span text:style-name="T5">2. More than 30</text:span></text:p>
          </draw:text-box>
        </draw:frame>
        <draw:frame draw:style-name="gr6" draw:text-style-name="P12" draw:layer="layout" svg:width="22.86cm" svg:height="3.393cm" svg:x="2.286cm" svg:y="4.227cm">
          <draw:text-box>
            <text:p text:style-name="P11"><text:span text:style-name="T6">How many people attended Fedora 25 Release Party Novi Sad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Question 10</text:span></text:p>
          </draw:text-box>
        </draw:frame>
        <draw:frame draw:style-name="gr7" draw:text-style-name="P7" draw:layer="layout" svg:width="23.684cm" svg:height="2.757cm" svg:x="2.224cm" svg:y="8.002cm">
          <draw:text-box>
            <text:p><text:span text:style-name="T5">1. Less than 30</text:span></text:p>
          </draw:text-box>
        </draw:frame>
        <draw:frame draw:style-name="gr7" draw:text-style-name="P7" draw:layer="layout" svg:width="17.626cm" svg:height="2.757cm" svg:x="2.186cm" svg:y="10.16cm">
          <draw:text-box>
            <text:p><text:span text:style-name="T5">2. More than 30</text:span></text:p>
          </draw:text-box>
        </draw:frame>
        <draw:frame draw:style-name="gr6" draw:text-style-name="P12" draw:layer="layout" svg:width="22.86cm" svg:height="3.393cm" svg:x="2.286cm" svg:y="4.227cm">
          <draw:text-box>
            <text:p text:style-name="P11"><text:span text:style-name="T6">How many people attended Fedora 25 Release Party Novi Sad?</text:span></text:p>
          </draw:text-box>
        </draw:frame>
        <draw:frame draw:style-name="gr5" draw:text-style-name="P5" draw:layer="layout" svg:width="22.352cm" svg:height="2.084cm" svg:x="2.186cm" svg:y="9.82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Question 11</text:span></text:p>
          </draw:text-box>
        </draw:frame>
        <draw:frame draw:style-name="gr7" draw:text-style-name="P7" draw:layer="layout" svg:width="23.684cm" svg:height="2.757cm" svg:x="2.224cm" svg:y="8.002cm">
          <draw:text-box>
            <text:p><text:span text:style-name="T5">1. Galculator</text:span></text:p>
          </draw:text-box>
        </draw:frame>
        <draw:frame draw:style-name="gr7" draw:text-style-name="P7" draw:layer="layout" svg:width="17.626cm" svg:height="2.757cm" svg:x="2.186cm" svg:y="10.16cm">
          <draw:text-box>
            <text:p><text:span text:style-name="T5">2. KCalc</text:span></text:p>
          </draw:text-box>
        </draw:frame>
        <draw:frame draw:style-name="gr6" draw:text-style-name="P12" draw:layer="layout" svg:width="22.86cm" svg:height="3.393cm" svg:x="2.286cm" svg:y="4.227cm">
          <draw:text-box>
            <text:p text:style-name="P11"><text:span text:style-name="T6">Which one of these is a calculator application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Question 11</text:span></text:p>
          </draw:text-box>
        </draw:frame>
        <draw:frame draw:style-name="gr7" draw:text-style-name="P7" draw:layer="layout" svg:width="23.684cm" svg:height="2.757cm" svg:x="2.224cm" svg:y="8.002cm">
          <draw:text-box>
            <text:p><text:span text:style-name="T5">1. Galculator</text:span></text:p>
          </draw:text-box>
        </draw:frame>
        <draw:frame draw:style-name="gr7" draw:text-style-name="P7" draw:layer="layout" svg:width="17.626cm" svg:height="2.757cm" svg:x="2.186cm" svg:y="10.16cm">
          <draw:text-box>
            <text:p><text:span text:style-name="T5">2. KCalc</text:span></text:p>
          </draw:text-box>
        </draw:frame>
        <draw:frame draw:style-name="gr6" draw:text-style-name="P12" draw:layer="layout" svg:width="22.86cm" svg:height="3.393cm" svg:x="2.286cm" svg:y="4.227cm">
          <draw:text-box>
            <text:p text:style-name="P11"><text:span text:style-name="T6">Which one of these is a calculator application?</text:span></text:p>
          </draw:text-box>
        </draw:frame>
        <draw:frame draw:style-name="gr5" draw:text-style-name="P5" draw:layer="layout" svg:width="22.352cm" svg:height="2.084cm" svg:x="2.186cm" svg:y="9.82cm">
          <draw:text-box>
            <text:p/>
          </draw:text-box>
        </draw:frame>
        <draw:frame draw:style-name="gr5" draw:text-style-name="P5" draw:layer="layout" svg:width="22.352cm" svg:height="2.084cm" svg:x="2.186cm" svg:y="7.72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Question 12</text:span></text:p>
          </draw:text-box>
        </draw:frame>
        <draw:frame draw:style-name="gr7" draw:text-style-name="P7" draw:layer="layout" svg:width="23.684cm" svg:height="2.757cm" svg:x="2.224cm" svg:y="9.402cm">
          <draw:text-box>
            <text:p><text:span text:style-name="T5">1. Suzanne Vega "Tom's Dinner"</text:span></text:p>
          </draw:text-box>
        </draw:frame>
        <draw:frame draw:style-name="gr7" draw:text-style-name="P7" draw:layer="layout" svg:width="24.23cm" svg:height="2.757cm" svg:x="2.186cm" svg:y="11.46cm">
          <draw:text-box>
            <text:p><text:span text:style-name="T5">2. Shania Twain "That Don't Impress Me Much"</text:span></text:p>
          </draw:text-box>
        </draw:frame>
        <draw:frame draw:style-name="gr9" draw:text-style-name="P12" draw:layer="layout" svg:width="22.86cm" svg:height="4.964cm" svg:x="2.286cm" svg:y="4.127cm">
          <draw:text-box>
            <text:p text:style-name="P11"><text:span text:style-name="T6">Which song did Karlheinz Brandenburg use a lot during the development of mp3 codec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Question 12</text:span></text:p>
          </draw:text-box>
        </draw:frame>
        <draw:frame draw:style-name="gr7" draw:text-style-name="P7" draw:layer="layout" svg:width="23.684cm" svg:height="2.757cm" svg:x="2.224cm" svg:y="9.402cm">
          <draw:text-box>
            <text:p><text:span text:style-name="T5">1. Suzanne Vega "Tom's Dinner"</text:span></text:p>
          </draw:text-box>
        </draw:frame>
        <draw:frame draw:style-name="gr7" draw:text-style-name="P7" draw:layer="layout" svg:width="24.23cm" svg:height="2.757cm" svg:x="2.186cm" svg:y="11.46cm">
          <draw:text-box>
            <text:p><text:span text:style-name="T5">2. Shania Twain "That Don't Impress Me Much"</text:span></text:p>
          </draw:text-box>
        </draw:frame>
        <draw:frame draw:style-name="gr9" draw:text-style-name="P12" draw:layer="layout" svg:width="22.86cm" svg:height="4.964cm" svg:x="2.286cm" svg:y="4.127cm">
          <draw:text-box>
            <text:p text:style-name="P11"><text:span text:style-name="T6">Which song did Karlheinz Brandenburg use a lot during the development of mp3 codec?</text:span></text:p>
          </draw:text-box>
        </draw:frame>
        <draw:frame draw:style-name="gr5" draw:text-style-name="P5" draw:layer="layout" svg:width="22.352cm" svg:height="2.084cm" svg:x="2.186cm" svg:y="9.12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Question 13</text:span></text:p>
          </draw:text-box>
        </draw:frame>
        <draw:frame draw:style-name="gr7" draw:text-style-name="P7" draw:layer="layout" svg:width="23.684cm" svg:height="2.757cm" svg:x="2.224cm" svg:y="7.402cm">
          <draw:text-box>
            <text:p><text:span text:style-name="T5">1. Synchronizes dns addresses </text:span><text:span text:style-name="T5">on routers</text:span></text:p>
          </draw:text-box>
        </draw:frame>
        <draw:frame draw:style-name="gr7" draw:text-style-name="P7" draw:layer="layout" svg:width="17.626cm" svg:height="2.757cm" svg:x="2.186cm" svg:y="9.56cm">
          <draw:text-box>
            <text:p><text:span text:style-name="T5">2. Synchronizes files</text:span></text:p>
          </draw:text-box>
        </draw:frame>
        <draw:frame draw:style-name="gr6" draw:text-style-name="P12" draw:layer="layout" svg:width="22.86cm" svg:height="3.393cm" svg:x="2.286cm" svg:y="4.227cm">
          <draw:text-box>
            <text:p text:style-name="P11"><text:span text:style-name="T6">What does </text:span><text:span text:style-name="T8">rsync</text:span><text:span text:style-name="T6"> do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Question 13</text:span></text:p>
          </draw:text-box>
        </draw:frame>
        <draw:frame draw:style-name="gr7" draw:text-style-name="P7" draw:layer="layout" svg:width="23.684cm" svg:height="2.757cm" svg:x="2.224cm" svg:y="7.402cm">
          <draw:text-box>
            <text:p><text:span text:style-name="T5">1. Synchronizes dns addresses on routers</text:span></text:p>
          </draw:text-box>
        </draw:frame>
        <draw:frame draw:style-name="gr7" draw:text-style-name="P7" draw:layer="layout" svg:width="17.626cm" svg:height="2.757cm" svg:x="2.186cm" svg:y="9.56cm">
          <draw:text-box>
            <text:p><text:span text:style-name="T5">2. Synchronizes files</text:span></text:p>
          </draw:text-box>
        </draw:frame>
        <draw:frame draw:style-name="gr6" draw:text-style-name="P12" draw:layer="layout" svg:width="22.86cm" svg:height="3.393cm" svg:x="2.286cm" svg:y="4.227cm">
          <draw:text-box>
            <text:p text:style-name="P11"><text:span text:style-name="T6">What does </text:span><text:span text:style-name="T8">rsync</text:span><text:span text:style-name="T6"> do?</text:span></text:p>
          </draw:text-box>
        </draw:frame>
        <draw:frame draw:style-name="gr5" draw:text-style-name="P5" draw:layer="layout" svg:width="22.352cm" svg:height="2.084cm" svg:x="2.186cm" svg:y="9.22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Question 14</text:span></text:p>
          </draw:text-box>
        </draw:frame>
        <draw:frame draw:style-name="gr7" draw:text-style-name="P7" draw:layer="layout" svg:width="23.684cm" svg:height="2.757cm" svg:x="2.224cm" svg:y="7.702cm">
          <draw:text-box>
            <text:p><text:span text:style-name="T5">1. Vocal signature of the word “Fedora”</text:span></text:p>
          </draw:text-box>
        </draw:frame>
        <draw:frame draw:style-name="gr7" draw:text-style-name="P7" draw:layer="layout" svg:width="17.626cm" svg:height="2.757cm" svg:x="2.186cm" svg:y="9.86cm">
          <draw:text-box>
            <text:p><text:span text:style-name="T5">2. 26 trees</text:span></text:p>
          </draw:text-box>
        </draw:frame>
        <draw:frame draw:style-name="gr6" draw:text-style-name="P12" draw:layer="layout" svg:width="22.86cm" svg:height="3.393cm" svg:x="2.286cm" svg:y="4.127cm">
          <draw:text-box>
            <text:p text:style-name="P11"><text:span text:style-name="T6">What does the default wallpaper in Fedora 26 represent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Question 14</text:span></text:p>
          </draw:text-box>
        </draw:frame>
        <draw:frame draw:style-name="gr7" draw:text-style-name="P7" draw:layer="layout" svg:width="23.684cm" svg:height="2.757cm" svg:x="2.224cm" svg:y="7.702cm">
          <draw:text-box>
            <text:p><text:span text:style-name="T5">1. Vocal signature of the word “Fedora”</text:span></text:p>
          </draw:text-box>
        </draw:frame>
        <draw:frame draw:style-name="gr7" draw:text-style-name="P7" draw:layer="layout" svg:width="17.626cm" svg:height="2.757cm" svg:x="2.186cm" svg:y="9.86cm">
          <draw:text-box>
            <text:p><text:span text:style-name="T5">2. 26 trees</text:span></text:p>
          </draw:text-box>
        </draw:frame>
        <draw:frame draw:style-name="gr6" draw:text-style-name="P12" draw:layer="layout" svg:width="22.86cm" svg:height="3.393cm" svg:x="2.286cm" svg:y="4.127cm">
          <draw:text-box>
            <text:p text:style-name="P11"><text:span text:style-name="T6">What does the default wallpaper in Fedora 26 represent?</text:span></text:p>
          </draw:text-box>
        </draw:frame>
        <draw:frame draw:style-name="gr5" draw:text-style-name="P5" draw:layer="layout" svg:width="22.352cm" svg:height="2.084cm" svg:x="2.186cm" svg:y="7.52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Question 15</text:span></text:p>
          </draw:text-box>
        </draw:frame>
        <draw:frame draw:style-name="gr7" draw:text-style-name="P7" draw:layer="layout" svg:width="23.684cm" svg:height="2.757cm" svg:x="2.224cm" svg:y="7.702cm">
          <draw:text-box>
            <text:p><text:span text:style-name="T5">1. 19.517</text:span></text:p>
          </draw:text-box>
        </draw:frame>
        <draw:frame draw:style-name="gr7" draw:text-style-name="P7" draw:layer="layout" svg:width="17.626cm" svg:height="2.757cm" svg:x="2.186cm" svg:y="9.86cm">
          <draw:text-box>
            <text:p><text:span text:style-name="T5">2. 25.384</text:span></text:p>
          </draw:text-box>
        </draw:frame>
        <draw:frame draw:style-name="gr6" draw:text-style-name="P12" draw:layer="layout" svg:width="22.86cm" svg:height="3.393cm" svg:x="2.286cm" svg:y="4.127cm">
          <draw:text-box>
            <text:p text:style-name="P11"><text:span text:style-name="T6">How many packages are in the default Fedora repository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4">Question 15</text:span></text:p>
          </draw:text-box>
        </draw:frame>
        <draw:frame draw:style-name="gr7" draw:text-style-name="P7" draw:layer="layout" svg:width="23.684cm" svg:height="2.757cm" svg:x="2.224cm" svg:y="7.702cm">
          <draw:text-box>
            <text:p><text:span text:style-name="T5">1. 19.517</text:span></text:p>
          </draw:text-box>
        </draw:frame>
        <draw:frame draw:style-name="gr7" draw:text-style-name="P7" draw:layer="layout" svg:width="17.626cm" svg:height="2.757cm" svg:x="2.186cm" svg:y="9.86cm">
          <draw:text-box>
            <text:p><text:span text:style-name="T5">2. 25.384</text:span></text:p>
          </draw:text-box>
        </draw:frame>
        <draw:frame draw:style-name="gr6" draw:text-style-name="P12" draw:layer="layout" svg:width="22.86cm" svg:height="3.393cm" svg:x="2.286cm" svg:y="4.127cm">
          <draw:text-box>
            <text:p text:style-name="P11"><text:span text:style-name="T6">How many packages are in the default Fedora repository?</text:span></text:p>
          </draw:text-box>
        </draw:frame>
        <draw:frame draw:style-name="gr5" draw:text-style-name="P5" draw:layer="layout" svg:width="22.352cm" svg:height="2.084cm" svg:x="2.186cm" svg:y="7.52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3C0000002D007421CF877D2736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7T19:20:40.756239937</meta:creation-date>
    <dc:date>2017-08-02T22:30:45.964890095</dc:date>
    <meta:editing-duration>PT2H22M43S</meta:editing-duration>
    <meta:editing-cycles>11</meta:editing-cycles>
    <meta:generator>LibreOffice/5.3.4.2$Linux_X86_64 LibreOffice_project/30$Build-2</meta:generator>
    <meta:document-statistic meta:object-count="220"/>
  </office:meta>
</office:document-meta>
</file>